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hiller</text:p>
          </table:table-cell>
          <table:table-cell office:value-type="string" calcext:value-type="string">
            <text:p>energyRate</text:p>
          </table:table-cell>
        </table:table-row>
        <table:table-row table:style-name="ro1">
          <table:table-cell office:value-type="string" calcext:value-type="string">
            <text:p>Bridgma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nnial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cell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overn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tingPlant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ANort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ASout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bb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top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oran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S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sing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intenanc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ray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kRidge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lipsNort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lipsSouth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nam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eide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fiel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therland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wersSout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r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2:Sheet1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 style:data-style-name="N2" text:time-value="12:54:27.097272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48:41.010724770</meta:creation-date>
    <dc:date>2019-04-05T12:54:40.177843366</dc:date>
    <meta:editing-duration>PT4M28S</meta:editing-duration>
    <meta:editing-cycles>3</meta:editing-cycles>
    <meta:generator>LibreOffice/6.0.7.3$Linux_X86_64 LibreOffice_project/00m0$Build-3</meta:generator>
    <meta:document-statistic meta:table-count="1" meta:cell-count="75" meta:object-count="0"/>
  </office:meta>
</office:document-meta>
</file>